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DDF00000CEC2AF6F1C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50%"/>
      <style:text-properties fo:color="#000000" style:font-name="Courier New1" fo:font-size="9pt" style:font-name-asian="Consolas" style:font-size-asian="9pt" style:font-name-complex="Consolas" style:font-size-complex="9pt"/>
    </style:style>
    <style:style style:name="P10" style:family="paragraph" style:parent-style-name="Standard">
      <style:paragraph-properties style:text-autospace="none"/>
      <style:text-properties fo:color="#000000" style:font-name="Courier New1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style:text-autospace="none"/>
      <style:text-properties style:font-name="Courier New1"/>
    </style:style>
    <style:style style:name="P14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15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 style:font-weight-complex="bold"/>
    </style:style>
    <style:style style:name="P16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17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8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9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0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21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22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3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24" style:family="paragraph" style:parent-style-name="List_20_Paragraph">
      <style:paragraph-properties fo:margin-left="1.251cm" fo:margin-right="0cm" fo:line-height="150%" fo:text-align="center" style:justify-single-word="false" fo:text-indent="1.247cm" style:auto-text-indent="false"/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5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  <style:text-properties fo:color="#000000" fo:font-size="14pt" style:font-size-asian="14pt" style:font-size-complex="14pt"/>
    </style:style>
    <style:style style:name="P26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  <style:text-properties fo:color="#000000" style:font-name="Times New Roman" fo:font-size="14pt" fo:language="en" fo:country="US" style:font-name-asian="Segoe UI1" style:font-size-asian="14pt" style:font-name-complex="Segoe UI1" style:font-size-complex="14pt"/>
    </style:style>
    <style:style style:name="T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4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style:font-name-asian="Consolas" style:font-size-asian="14pt" style:font-name-complex="Consolas" style:font-size-complex="14pt"/>
    </style:style>
    <style:style style:name="T7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T9" style:family="text">
      <style:text-properties fo:color="#000000" fo:font-size="9.5pt" style:font-name-asian="Consolas" style:font-size-asian="9.5pt" style:font-name-complex="Consolas" style:font-size-complex="9.5pt"/>
    </style:style>
    <style:style style:name="T10" style:family="text">
      <style:text-properties fo:language="en" fo:country="US"/>
    </style:style>
    <style:style style:name="T11" style:family="text">
      <style:text-properties fo:color="#0000ff" fo:font-size="9.5pt" fo:language="en" fo:country="US" style:font-size-asian="9.5pt" style:font-size-complex="9.5pt"/>
    </style:style>
    <style:style style:name="T12" style:family="text">
      <style:text-properties fo:color="#0000ff" fo:font-size="9.5pt" style:font-name-asian="Consolas" style:font-size-asian="9.5pt" style:font-name-complex="Consolas" style:font-size-complex="9.5pt"/>
    </style:style>
    <style:style style:name="T13" style:family="text">
      <style:text-properties fo:language="ru" fo:country="RU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language="en" fo:country="US"/>
    </style:style>
    <style:style style:name="T16" style:family="text">
      <style:text-properties fo:font-size="9.5pt" fo:language="en" fo:country="US" style:font-size-asian="9.5pt" style:font-size-complex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ОБРНАУКИ РОССИИ </text:p>
      <text:p text:style-name="P14">Федеральное государственное бюджетное образовательное учреждение </text:p>
      <text:p text:style-name="P14">высшего образования «Тульский государственный университет» </text:p>
      <text:p text:style-name="P14">Кафедра вычислительной техники </text:p>
      <text:p text:style-name="P14"/>
      <text:p text:style-name="P14">Отчет по лабораторной работе №<text:span text:style-name="T10">5</text:span></text:p>
      <text:p text:style-name="P18"><text:span text:style-name="T14">Визуальное проектирование программ в среде </text:span><text:span text:style-name="T15">VisualStudio.</text:span><text:span text:style-name="T14"> Графика</text:span><text:span text:style-name="T14">. Язык С</text:span><text:span text:style-name="T15">#.</text:span></text:p>
      <text:p text:style-name="P17"/>
      <text:p text:style-name="P15"/>
      <text:p text:style-name="P21">Выполнил студент группы 220681</text:p>
      <text:p text:style-name="P21">Гришанов Александр Александрович</text:p>
      <text:p text:style-name="P21"/>
      <text:p text:style-name="P21">Провер<text:span text:style-name="T14">ил:</text:span></text:p>
      <text:p text:style-name="P22">Асс. Демидова Анастасия Владимировна</text:p>
      <text:p text:style-name="P22"/>
      <text:p text:style-name="P21"/>
      <text:p text:style-name="P20"/>
      <text:p text:style-name="P20"/>
      <text:p text:style-name="P20"/>
      <text:p text:style-name="P20"><text:s text:c="2"/></text:p>
      <text:p text:style-name="P14"/>
      <text:p text:style-name="P14"/>
      <text:p text:style-name="P14"/>
      <text:p text:style-name="P14">Тула 2019</text:p>
      <text:p text:style-name="P16"><text:soft-page-break/>1. Цель <text:span text:style-name="T13">и задание </text:span>работы </text:p>
      <text:p text:style-name="P26"><text:tab/>Спроектировать приложение, интерфейс которого включает форму, элемент вывода графики PictureBox, кнопки button1 и button2. При клике по кнопке button1 на форме рисуется отрезок прямой красного цвета. При клике по кнопке button2 в элементе PictureBox рисуется отрезок прямой синего цвета.</text:p>
      <text:p text:style-name="P19"/>
      <text:p text:style-name="P24">2. Алгоритмы</text:p>
      <text:p text:style-name="P1"><text:span text:style-name="T4">2.</text:span><text:span text:style-name="T5">2</text:span><text:span text:style-name="T4"> Алгоритмы:</text:span></text:p>
      <text:p text:style-name="P1"><text:span text:style-name="T1"><text:tab/></text:span><text:span text:style-name="T8">Применяется рисование внутри </text:span><text:span text:style-name="T6">PictureBox </text:span><text:span text:style-name="T8">аналогично форме. Как и в форме так и в </text:span><text:span text:style-name="T6">PictureBox, </text:span><text:span text:style-name="T8">используется класс </text:span><text:span text:style-name="T6">Graphics, </text:span><text:span text:style-name="T8">и рисование — класс </text:span><text:span text:style-name="T6">Pen </text:span><text:span text:style-name="T8">и метод DrawLine().</text:span></text:p>
      <text:p text:style-name="P11"><text:span text:style-name="T1"><text:tab/>2</text:span><text:span text:style-name="T4">.3 Тестирование:</text:span></text:p>
      <text:p text:style-name="P11"><text:span text:style-name="T1"><text:tab/><text:tab/></text:span><text:span text:style-name="T3">3.3.1 Тестирование программы для задачи 1</text:span></text:p>
      <text:p text:style-name="P23">Работает исправно - <text:span text:style-name="T13">при нажатии на кнопки отрисовываются линии.</text:span></text:p>
      <text:p text:style-name="P3"><text:tab/></text:p>
      <text:p text:style-name="P5">Список литературы</text:p>
      <text:p text:style-name="P11"><text:span text:style-name="T1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1">;</text:span></text:p>
      <text:p text:style-name="P3">2. Методические указания к лабораторным работам(Электронное пособие).</text:p>
      <text:p text:style-name="P3"/>
      <text:p text:style-name="P6"/>
      <text:p text:style-name="P6"/>
      <text:p text:style-name="P6"/>
      <text:p text:style-name="P6"><text:soft-page-break/>Приложения</text:p>
      <text:p text:style-name="P4">Приложение 1.1 </text:p>
      <text:p text:style-name="P2">Исходный код задания 1</text:p>
      <text:p text:style-name="P9"><text:span text:style-name="T11">private</text:span><text:span text:style-name="T16"> </text:span><text:span text:style-name="T11">void</text:span><text:span text:style-name="T16"> button3_Click(</text:span><text:span text:style-name="T11">object</text:span><text:span text:style-name="T16"> sender, EventArgs e)</text:span></text:p>
      <text:p text:style-name="P10"><text:s text:c="8"/>{</text:p>
      <text:p text:style-name="P10"><text:s text:c="12"/>Graphics g = pictureBox1.CreateGraphics();</text:p>
      <text:p text:style-name="P13"><text:span text:style-name="T9"><text:s text:c="12"/>g.DrawLine(</text:span><text:span text:style-name="T12">new</text:span><text:span text:style-name="T9"> Pen(Brushes.Blue, 4), </text:span><text:span text:style-name="T12">new</text:span><text:span text:style-name="T9"> Point(10, 10), </text:span><text:span text:style-name="T12">new</text:span><text:span text:style-name="T9"> Point(100, 100));</text:span></text:p>
      <text:p text:style-name="P10"><text:s text:c="8"/>}</text:p>
      <text:p text:style-name="P13"><text:span text:style-name="T9"><text:s text:c="8"/></text:span><text:span text:style-name="T12">private</text:span><text:span text:style-name="T9"> </text:span><text:span text:style-name="T12">void</text:span><text:span text:style-name="T9"> button4_Click(</text:span><text:span text:style-name="T12">object</text:span><text:span text:style-name="T9"> sender, EventArgs e)</text:span></text:p>
      <text:p text:style-name="P10"><text:s text:c="8"/>{</text:p>
      <text:p text:style-name="P10"><text:s text:c="12"/>Graphics g = CreateGraphics();</text:p>
      <text:p text:style-name="P13"><text:span text:style-name="T9"><text:s text:c="12"/>g.DrawLine(</text:span><text:span text:style-name="T12">new</text:span><text:span text:style-name="T9"> Pen(Brushes.Red, 4), </text:span><text:span text:style-name="T12">new</text:span><text:span text:style-name="T9"> Point(200, 222), </text:span><text:span text:style-name="T12">new</text:span><text:span text:style-name="T9"> Point(250, 250));</text:span></text:p>
      <text:p text:style-name="P10"><text:s text:c="8"/>}</text:p>
      <text:p text:style-name="P4">Приложение 1.2</text:p>
      <text:p text:style-name="P2">Тест задания 1</text:p>
      <text:p text:style-name="P2"><draw:frame draw:style-name="fr1" draw:name="Графический объект1" text:anchor-type="paragraph" svg:width="7.646cm" svg:height="3.307cm" draw:z-index="0"><draw:image xlink:href="Pictures/2000000700001DDF00000CEC2AF6F1C0.svm" xlink:type="simple" xlink:show="embed" xlink:actuate="onLoad"/></draw:frame></text:p>
      <text:p text:style-name="P8"/>
      <text:p text:style-name="P7"/>
      <text:p text:style-name="P7"/>
      <text:p text:style-name="P7"/>
      <text:p text:style-name="P7"/>
      <text:p text:style-name="P12"><text:span text:style-name="T7">З</text:span><text:span text:style-name="T2">адание на защит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Times New Roman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225</meta:editing-cycles>
    <meta:print-date>2019-02-25T16:45:00</meta:print-date>
    <meta:creation-date>2019-04-02T15:10:00</meta:creation-date>
    <dc:date>2019-09-23T21:28:07.69</dc:date>
    <meta:editing-duration>PT5H30M57S</meta:editing-duration>
    <meta:generator>OpenOffice/4.1.6$Win32 OpenOffice.org_project/416m1$Build-9790</meta:generator>
    <meta:document-statistic meta:table-count="0" meta:image-count="1" meta:object-count="0" meta:page-count="3" meta:paragraph-count="40" meta:word-count="208" meta:character-count="17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